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6d89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6d89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6d89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6d89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6d89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6d89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6d89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6d89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6d89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6d89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6d89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6d89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6d89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6d89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6d89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6d89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6d89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Miguel Alfonso Campos Carrizal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4/11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15633568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aime Luis Campos Marcha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569215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39.124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9" meta:non-whitespace-character-count="1001"/>
    <meta:template xlink:type="simple" xlink:actuate="onRequest" xlink:title="Normal" xlink:href=""/>
  </office:meta>
</office:document-meta>
</file>